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loext:contextual-spacing="false" style:line-height-at-least="0.72cm" style:vertical-align="baseline"/>
    </style:style>
    <style:style style:name="P2" style:family="paragraph" style:parent-style-name="Normal_20__28_Web_29_" style:master-page-name="Standard">
      <style:paragraph-properties fo:margin-top="0cm" fo:margin-bottom="0cm" loext:contextual-spacing="false" style:line-height-at-least="0.72cm" style:page-number="auto" style:vertical-align="baseline"/>
    </style:style>
    <style:style style:name="P3" style:family="paragraph" style:parent-style-name="Normal_20__28_Web_29_">
      <style:paragraph-properties fo:margin-top="0cm" fo:margin-bottom="0.677cm" loext:contextual-spacing="false" style:line-height-at-least="0.72cm" style:vertical-align="baseline"/>
    </style:style>
    <style:style style:name="T1" style:family="text">
      <style:text-properties fo:color="#000000" style:font-name="inherit" fo:font-size="10.5pt" style:font-size-asian="10.5pt" style:font-name-complex="Arial1" style:font-size-complex="10.5pt" loext:padding="0cm" loext:border="none"/>
    </style:style>
    <style:style style:name="T2" style:family="text">
      <style:text-properties fo:color="#000000" style:font-name="Arial" fo:font-size="10.5pt" style:font-size-asian="10.5pt" style:font-name-complex="Arial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text:span text:style-name="T1">Vinterens ansikt</text:span></text:span></text:p>
      <text:p text:style-name="P3"><text:span text:style-name="T2">Det var ingen natur om den nektet å sette spor etter seg, sporene i varierende grad varige. Her har kong vinter vist oss sine talenter for det maleriske. Abstrakte former som kommer og går og som i korte stunder materialiseres i travelt skisserte portretter. Kan du oppdage ansiktet? Eller er det bare forblåst snø?</text:span></text:p>
      <text:p text:style-name="P1"><text:span text:style-name="Strong"><text:span text:style-name="T1">Fotsakser</text:span></text:span></text:p>
      <text:p text:style-name="P1"><text:span text:style-name="T2">Gamle fotsakser fra Hembygdsgården, brukt til fangst av blant annet rev og ulv. Ikke lengre tillatt, og disse saksene er ufarliggjort. Jakt og fangst av pelsdyr var sammen med snarefangst en del av kvenenes varierte måter å livberge seg på. De smidde gjerne fellene selv, etter gamle mønstre og kunnskaper. Svenskene var og er eksperter på fjærstål, som blant annet ble brukt i samekniver. En særdeles fin stålkvalitet, som kvenske smeder og andre nevenyttige hadde god tilgang på.</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2</meta:editing-cycles>
    <meta:creation-date>2021-01-10T18:53:00</meta:creation-date>
    <dc:date>2021-01-10T18:53:00</dc:date>
    <meta:editing-duration>PT1M</meta:editing-duration>
    <meta:generator>LibreOffice/6.4.6.2$Linux_X86_64 LibreOffice_project/40$Build-2</meta:generator>
    <meta:document-statistic meta:table-count="0" meta:image-count="0" meta:object-count="0" meta:page-count="1" meta:paragraph-count="4" meta:word-count="135" meta:character-count="821" meta:non-whitespace-character-count="6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